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1" svg:font-family="'Times New Roman'" style:font-family-generic="roman"/>
    <style:font-face style:name="TimesNew Roman" svg:font-family="'Times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officeooo:rsid="00186446" officeooo:paragraph-rsid="00186446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20%"/>
      <style:text-properties officeooo:paragraph-rsid="02379c4e"/>
    </style:style>
    <style:style style:name="P11" style:family="paragraph" style:parent-style-name="Standard">
      <style:text-properties officeooo:paragraph-rsid="02379c4e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text-properties officeooo:rsid="02391138" officeooo:paragraph-rsid="02391138"/>
    </style:style>
    <style:style style:name="P15" style:family="paragraph" style:parent-style-name="Standard">
      <style:text-properties officeooo:rsid="02391138" officeooo:paragraph-rsid="02394b98"/>
    </style:style>
    <style:style style:name="P16" style:family="paragraph" style:parent-style-name="Standard">
      <style:text-properties officeooo:paragraph-rsid="02394b98"/>
    </style:style>
    <style:style style:name="P17" style:family="paragraph" style:parent-style-name="Standard">
      <style:text-properties officeooo:paragraph-rsid="023beac3"/>
    </style:style>
    <style:style style:name="P18" style:family="paragraph" style:parent-style-name="Standard">
      <style:text-properties officeooo:rsid="023beac3" officeooo:paragraph-rsid="023beac3"/>
    </style:style>
    <style:style style:name="P19" style:family="paragraph" style:parent-style-name="Standard">
      <style:paragraph-properties fo:line-height="130%"/>
      <style:text-properties officeooo:rsid="023beac3" officeooo:paragraph-rsid="023db8e8"/>
    </style:style>
    <style:style style:name="P20" style:family="paragraph" style:parent-style-name="Standard">
      <style:paragraph-properties fo:line-height="120%"/>
      <style:text-properties style:font-name="Times New Roman1" fo:font-size="12pt" officeooo:paragraph-rsid="023acc5d" style:font-size-asian="12pt" style:font-size-complex="12pt"/>
    </style:style>
    <style:style style:name="P21" style:family="paragraph" style:parent-style-name="Standard">
      <style:paragraph-properties fo:margin-top="0in" fo:margin-bottom="0.0835in" loext:contextual-spacing="false"/>
      <style:text-properties officeooo:paragraph-rsid="02379c4e"/>
    </style:style>
    <style:style style:name="P22" style:family="paragraph" style:parent-style-name="Standard">
      <style:paragraph-properties fo:margin-top="0in" fo:margin-bottom="0.0835in" loext:contextual-spacing="false"/>
      <style:text-properties officeooo:paragraph-rsid="02394b98"/>
    </style:style>
    <style:style style:name="P23" style:family="paragraph" style:parent-style-name="Standard">
      <style:paragraph-properties fo:margin-top="0in" fo:margin-bottom="0.0835in" loext:contextual-spacing="false"/>
      <style:text-properties officeooo:paragraph-rsid="023db8e8"/>
    </style:style>
    <style:style style:name="P24" style:family="paragraph" style:parent-style-name="List_20_Paragraph">
      <style:paragraph-properties fo:margin-left="0in" fo:margin-right="0in" fo:line-height="130%" fo:text-indent="0in" style:auto-text-indent="false"/>
      <style:text-properties officeooo:paragraph-rsid="02394b98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</style:style>
    <style:style style:name="P27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2394b98"/>
    </style:style>
    <style:style style:name="P28" style:family="paragraph" style:parent-style-name="List_20_Paragraph">
      <style:text-properties officeooo:rsid="02391138" officeooo:paragraph-rsid="02391138"/>
    </style:style>
    <style:style style:name="P29" style:family="paragraph" style:parent-style-name="List_20_Paragraph">
      <style:paragraph-properties fo:margin-left="0in" fo:margin-right="0in" fo:text-align="justify" style:justify-single-word="false" fo:text-indent="0.4173in" style:auto-text-indent="false"/>
      <style:text-properties officeooo:paragraph-rsid="02391138"/>
    </style:style>
    <style:style style:name="P30" style:family="paragraph" style:parent-style-name="List_20_Paragraph" style:list-style-name="WWNum3">
      <style:text-properties officeooo:paragraph-rsid="02379c4e"/>
    </style:style>
    <style:style style:name="P31" style:family="paragraph" style:parent-style-name="List_20_Paragraph" style:list-style-name="WWNum3">
      <style:text-properties officeooo:paragraph-rsid="023db8e8"/>
    </style:style>
    <style:style style:name="P32" style:family="paragraph" style:parent-style-name="List_20_Paragraph" style:list-style-name="WWNum3">
      <style:paragraph-properties fo:line-height="130%"/>
      <style:text-properties officeooo:paragraph-rsid="02379c4e"/>
    </style:style>
    <style:style style:name="P33" style:family="paragraph" style:parent-style-name="List_20_Paragraph">
      <style:paragraph-properties fo:margin-left="0in" fo:margin-right="0in" fo:line-height="130%" fo:text-indent="0in" style:auto-text-indent="false"/>
      <style:text-properties style:use-window-font-color="true" style:font-name="Calibri" fo:font-size="12pt" fo:language="en" fo:country="US" fo:font-style="italic" fo:font-weight="normal" officeooo:rsid="02379c4e" officeooo:paragraph-rsid="02379c4e" style:font-size-asian="12pt" style:font-style-asian="italic" style:font-weight-asian="normal" style:font-name-complex="Calibri1" style:font-size-complex="12pt" style:font-weight-complex="normal"/>
    </style:style>
    <style:style style:name="P34" style:family="paragraph" style:parent-style-name="List_20_Paragraph">
      <style:paragraph-properties fo:margin-left="0in" fo:margin-right="0in" fo:line-height="130%" fo:text-indent="0in" style:auto-text-indent="false"/>
      <style:text-properties fo:font-style="italic" officeooo:paragraph-rsid="02394b98" style:font-style-asian="italic"/>
    </style:style>
    <style:style style:name="P35" style:family="paragraph" style:parent-style-name="List_20_Paragraph" style:list-style-name="WWNum2">
      <style:paragraph-properties fo:margin-left="0in" fo:margin-right="0in" fo:text-align="justify" style:justify-single-word="false" fo:text-indent="0.4173in" style:auto-text-indent="false">
        <style:tab-stops>
          <style:tab-stop style:position="0.5909in"/>
        </style:tab-stops>
      </style:paragraph-properties>
      <style:text-properties officeooo:paragraph-rsid="02391138"/>
    </style:style>
    <style:style style:name="P36" style:family="paragraph" style:parent-style-name="Standard" style:master-page-name="First_20_Page">
      <style:paragraph-properties fo:margin-left="0.4925in" fo:margin-right="0in" fo:line-height="150%" fo:text-align="center" style:justify-single-word="false" fo:text-indent="0.4925in" style:auto-text-indent="false" style:page-number="auto"/>
    </style:style>
    <style:style style:name="P37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20%"/>
      <style:text-properties fo:font-style="italic" officeooo:paragraph-rsid="02379c4e" style:font-style-asian="italic"/>
    </style:style>
    <style:style style:name="P39" style:family="paragraph" style:parent-style-name="Standard">
      <style:paragraph-properties fo:line-height="120%"/>
      <style:text-properties style:use-window-font-color="true" style:font-name="Calibri" fo:font-size="14pt" fo:language="en" fo:country="US" fo:font-weight="normal" officeooo:rsid="02379c4e" officeooo:paragraph-rsid="02379c4e" style:font-size-asian="14pt" style:font-weight-asian="normal" style:font-name-complex="Calibri1" style:font-size-complex="14pt" style:font-weight-complex="normal"/>
    </style:style>
    <style:style style:name="P40" style:family="paragraph" style:parent-style-name="Standard">
      <style:text-properties style:font-name="Calibri" officeooo:rsid="02391138" officeooo:paragraph-rsid="02394b98" style:font-name-complex="Calibri1"/>
    </style:style>
    <style:style style:name="P41" style:family="paragraph" style:parent-style-name="Standard" style:list-style-name="WWNum3">
      <style:paragraph-properties fo:line-height="130%"/>
      <style:text-properties officeooo:rsid="023beac3" officeooo:paragraph-rsid="023db8e8"/>
    </style:style>
    <style:style style:name="P42" style:family="paragraph" style:parent-style-name="Standard">
      <style:paragraph-properties fo:text-align="center" style:justify-single-word="false" fo:break-before="page"/>
      <style:text-properties fo:font-weight="bold" officeooo:paragraph-rsid="02379c4e" style:font-weight-asian="bold"/>
    </style:style>
    <style:style style:name="P43" style:family="paragraph" style:parent-style-name="Standard">
      <style:paragraph-properties fo:margin-top="0in" fo:margin-bottom="0.0835in" loext:contextual-spacing="false" fo:text-align="center" style:justify-single-word="false"/>
      <style:text-properties fo:font-weight="bold" officeooo:paragraph-rsid="02379c4e" style:font-weight-asian="bold"/>
    </style:style>
    <style:style style:name="P44" style:family="paragraph" style:parent-style-name="Standard">
      <style:paragraph-properties fo:margin-top="0in" fo:margin-bottom="0.0835in" loext:contextual-spacing="false" fo:text-align="center" style:justify-single-word="false"/>
      <style:text-properties fo:font-weight="bold" officeooo:paragraph-rsid="02394b98" style:font-weight-asian="bold"/>
    </style:style>
    <style:style style:name="P45" style:family="paragraph" style:parent-style-name="Standard">
      <style:paragraph-properties fo:margin-top="0in" fo:margin-bottom="0.0835in" loext:contextual-spacing="false" fo:text-align="center" style:justify-single-word="false"/>
      <style:text-properties fo:font-weight="bold" officeooo:paragraph-rsid="023beac3" style:font-weight-asian="bold"/>
    </style:style>
    <style:style style:name="P46" style:family="paragraph" style:parent-style-name="Standard">
      <style:paragraph-properties fo:margin-top="0in" fo:margin-bottom="0.0835in" loext:contextual-spacing="false" fo:text-align="center" style:justify-single-word="false"/>
      <style:text-properties fo:font-weight="bold" officeooo:paragraph-rsid="023db8e8" style:font-weight-asian="bold"/>
    </style:style>
    <style:style style:name="P47" style:family="paragraph" style:parent-style-name="Standard">
      <style:paragraph-properties fo:margin-top="0in" fo:margin-bottom="0.0835in" loext:contextual-spacing="false" fo:text-align="center" style:justify-single-word="false"/>
      <style:text-properties fo:font-style="italic" officeooo:rsid="023beac3" officeooo:paragraph-rsid="023db8e8" style:font-style-asian="italic"/>
    </style:style>
    <style:style style:name="P48" style:family="paragraph" style:parent-style-name="Standard">
      <style:paragraph-properties fo:margin-top="0in" fo:margin-bottom="0.0835in" loext:contextual-spacing="false" fo:line-height="130%"/>
      <style:text-properties fo:font-style="italic" officeooo:rsid="023db8e8" officeooo:paragraph-rsid="023db8e8" style:font-style-asian="italic"/>
    </style:style>
    <style:style style:name="P49" style:family="paragraph" style:parent-style-name="Standard">
      <style:paragraph-properties fo:margin-top="0.0835in" fo:margin-bottom="0.0835in" loext:contextual-spacing="false" fo:text-align="center" style:justify-single-word="false"/>
      <style:text-properties fo:font-weight="bold" officeooo:paragraph-rsid="02391138" style:font-weight-asian="bold"/>
    </style:style>
    <style:style style:name="P50" style:family="paragraph" style:parent-style-name="Standard">
      <style:paragraph-properties fo:margin-top="0.0835in" fo:margin-bottom="0.0835in" loext:contextual-spacing="false"/>
      <style:text-properties fo:font-weight="bold" officeooo:paragraph-rsid="02391138" style:font-weight-asian="bold"/>
    </style:style>
    <style:style style:name="P51" style:family="paragraph" style:parent-style-name="Standard">
      <style:paragraph-properties fo:margin-left="0.25in" fo:margin-right="0in" fo:line-height="130%" fo:text-indent="0in" style:auto-text-indent="false"/>
      <style:text-properties officeooo:paragraph-rsid="023e283d"/>
    </style:style>
    <style:style style:name="T1" style:family="text">
      <style:text-properties fo:text-transform="uppercase" style:text-position="-3% 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3" style:family="text">
      <style:text-properties fo:text-transform="uppercase" fo:color="#000000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officeooo:rsid="00186446" style:font-size-asian="14pt" style:font-weight-asian="bold" style:font-size-complex="14pt"/>
    </style:style>
    <style:style style:name="T6" style:family="text">
      <style:text-properties fo:color="#000000" fo:font-size="14pt" style:font-size-asian="14pt" style:font-size-complex="14pt" style:font-weight-complex="bold"/>
    </style:style>
    <style:style style:name="T7" style:family="text">
      <style:text-properties fo:color="#000000" fo:font-size="14pt" officeooo:rsid="00186446" style:font-size-asian="14pt" style:font-size-complex="14pt" style:font-weight-complex="bold"/>
    </style:style>
    <style:style style:name="T8" style:family="text">
      <style:text-properties fo:font-variant="normal" fo:text-transform="none" fo:color="#000000" style:font-size-complex="14pt"/>
    </style:style>
    <style:style style:name="T9" style:family="text">
      <style:text-properties fo:font-variant="normal" fo:text-transform="none" fo:color="#000000" fo:font-weight="bold" style:font-weight-asian="bold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2379c4e" style:font-size-asian="14pt" style:font-size-complex="14pt"/>
    </style:style>
    <style:style style:name="T12" style:family="text">
      <style:text-properties fo:font-size="14pt" officeooo:rsid="023acc5d" style:font-size-asian="14pt" style:font-size-complex="14pt"/>
    </style:style>
    <style:style style:name="T13" style:family="text">
      <style:text-properties fo:font-size="14pt" officeooo:rsid="023db8e8" style:font-size-asian="14pt" style:font-size-complex="14pt"/>
    </style:style>
    <style:style style:name="T14" style:family="text">
      <style:text-properties style:use-window-font-color="true" fo:font-weight="normal" officeooo:rsid="0232d4c6" style:font-weight-asian="normal" style:font-name-complex="Calibri1" style:font-weight-complex="normal"/>
    </style:style>
    <style:style style:name="T15" style:family="text">
      <style:text-properties style:use-window-font-color="true" style:font-name="Calibri" fo:font-size="14pt" fo:language="en" fo:country="US" fo:font-style="italic" fo:font-weight="normal" officeooo:rsid="02379c4e" style:font-size-asian="14pt" style:font-style-asian="italic" style:font-weight-asian="normal" style:font-name-complex="Calibri1" style:font-size-complex="14pt" style:font-weight-complex="normal"/>
    </style:style>
    <style:style style:name="T16" style:family="text">
      <style:text-properties style:use-window-font-color="true" style:font-name="Calibri" fo:font-size="14pt" fo:language="en" fo:country="US" fo:font-style="italic" fo:font-weight="bold" officeooo:rsid="02379c4e" style:font-size-asian="14pt" style:font-style-asian="italic" style:font-weight-asian="bold" style:font-name-complex="Calibri1" style:font-size-complex="14pt" style:font-weight-complex="normal"/>
    </style:style>
    <style:style style:name="T17" style:family="text">
      <style:text-properties style:use-window-font-color="true" fo:language="en" fo:country="US" fo:font-weight="normal" officeooo:rsid="0232d4c6" style:font-weight-asian="normal" style:font-name-complex="Calibri1" style:font-weight-complex="normal"/>
    </style:style>
    <style:style style:name="T18" style:family="text">
      <style:text-properties style:use-window-font-color="true" fo:language="en" fo:country="US" fo:font-weight="normal" officeooo:rsid="02379c4e" style:font-weight-asian="normal" style:font-name-complex="Calibri1" style:font-weight-complex="normal"/>
    </style:style>
    <style:style style:name="T19" style:family="text">
      <style:text-properties style:use-window-font-color="true" fo:language="en" fo:country="US" fo:font-weight="normal" officeooo:rsid="023acc5d" style:font-weight-asian="normal" style:font-name-complex="Calibri1" style:font-weight-complex="normal"/>
    </style:style>
    <style:style style:name="T20" style:family="text">
      <style:text-properties style:use-window-font-color="true" fo:language="en" fo:country="US" fo:font-weight="bold" officeooo:rsid="02379c4e" style:font-weight-asian="bold" style:font-name-complex="Calibri1" style:font-weight-complex="normal"/>
    </style:style>
    <style:style style:name="T21" style:family="text">
      <style:text-properties style:use-window-font-color="true" fo:font-size="14pt" fo:language="en" fo:country="US" fo:font-style="italic" fo:font-weight="normal" officeooo:rsid="02379c4e" style:font-size-asian="14pt" style:font-style-asian="italic" style:font-weight-asian="normal" style:font-name-complex="Calibri1" style:font-size-complex="14pt" style:font-weight-complex="normal"/>
    </style:style>
    <style:style style:name="T22" style:family="text">
      <style:text-properties style:use-window-font-color="true" fo:font-size="14pt" fo:language="en" fo:country="US" fo:font-style="italic" fo:font-weight="bold" officeooo:rsid="02379c4e" style:font-size-asian="14pt" style:font-style-asian="italic" style:font-weight-asian="bold" style:font-name-complex="Calibri1" style:font-size-complex="14pt" style:font-weight-complex="normal"/>
    </style:style>
    <style:style style:name="T23" style:family="text">
      <style:text-properties style:use-window-font-color="true" fo:font-size="14pt" fo:language="en" fo:country="US" fo:font-weight="normal" officeooo:rsid="02379c4e" style:font-size-asian="14pt" style:font-weight-asian="normal" style:font-name-complex="Calibri1" style:font-size-complex="14pt" style:font-weight-complex="normal"/>
    </style:style>
    <style:style style:name="T24" style:family="text">
      <style:text-properties style:use-window-font-color="true" fo:font-size="14pt" fo:language="en" fo:country="US" fo:font-weight="bold" officeooo:rsid="02379c4e" style:font-size-asian="14pt" style:font-weight-asian="bold" style:font-name-complex="Calibri1" style:font-size-complex="14pt" style:font-weight-complex="normal"/>
    </style:style>
    <style:style style:name="T25" style:family="text">
      <style:text-properties style:use-window-font-color="true" style:font-name="TimesNew Roman" fo:font-size="12pt" fo:language="en" fo:country="US" fo:font-style="normal" fo:font-weight="normal" officeooo:rsid="02379c4e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6" style:family="text">
      <style:text-properties style:use-window-font-color="true" style:font-name="TimesNew Roman" fo:font-size="12pt" fo:language="en" fo:country="US" fo:font-style="normal" fo:font-weight="bold" officeooo:rsid="02379c4e" style:font-size-asian="12pt" style:font-style-asian="normal" style:font-weight-asian="bold" style:font-name-complex="Calibri1" style:font-size-complex="12pt" style:font-style-complex="normal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officeooo:rsid="023beac3" style:font-weight-asian="bold"/>
    </style:style>
    <style:style style:name="T29" style:family="text">
      <style:text-properties fo:font-style="italic" style:font-style-asian="italic"/>
    </style:style>
    <style:style style:name="T30" style:family="text">
      <style:text-properties officeooo:rsid="02379c4e"/>
    </style:style>
    <style:style style:name="T31" style:family="text">
      <style:text-properties style:font-name-asian="Calibri1"/>
    </style:style>
    <style:style style:name="T32" style:family="text">
      <style:text-properties fo:language="en" fo:country="US"/>
    </style:style>
    <style:style style:name="T33" style:family="text">
      <style:text-properties officeooo:rsid="02394b98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23acc5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style:font-name="TimesNew Roman" fo:font-size="12pt" fo:font-style="normal" style:font-size-asian="12pt" style:font-style-asian="normal" style:font-size-complex="12pt" style:font-style-complex="normal"/>
    </style:style>
    <style:style style:name="T38" style:family="text">
      <style:text-properties style:font-name="TimesNew Roman" fo:font-size="12pt" fo:font-style="italic" officeooo:rsid="023e283d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М</text:span><text:span text:style-name="T2">ИНОБРНАУКИ РОССИИ<text:tab/><text:tab/></text:span>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25"><text:span text:style-name="Book_20_Title"><text:span text:style-name="T3">отчет</text:span></text:span></text:p>
      <text:p text:style-name="P3">по практической работе</text:p>
      <text:p text:style-name="P9"><text:span text:style-name="T4">по дисциплине «</text:span><text:span text:style-name="T5">Экономика организации</text:span><text:span text:style-name="T4">»</text:span></text:p>
      <text:p text:style-name="P26"><text:span text:style-name="Book_20_Title"><text:span text:style-name="T8">Тема: </text:span></text:span><text:span text:style-name="Book_20_Title"><text:span text:style-name="T9">Организация оплаты труда</text:span></text:span></text:p>
      <text:p text:style-name="P6"/>
      <text:p text:style-name="P6"/>
      <text:p text:style-name="P6"/>
      <text:p text:style-name="P6"/>
      <text:p text:style-name="P6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8383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7">Ларин А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3">Житенева М.И.</text:p>
          </table:table-cell>
        </table:table-row>
      </table:table>
      <text:p text:style-name="P8"/>
      <text:p text:style-name="P8"/>
      <text:p text:style-name="P8"><text:bookmark text:name="_GoBack"/></text:p>
      <text:p text:style-name="P8">Санкт-Петербург</text:p>
      <text:p text:style-name="P9"><text:span text:style-name="T6">20</text:span><text:span text:style-name="T7">20</text:span></text:p>
      <text:p text:style-name="P42">Задача 1</text:p>
      <text:p text:style-name="P11">Необходимо рассчитать размер прямой сдельной з/платы основного производственного рабочего за месяц.</text:p>
      <text:p text:style-name="P10">Исходные данные: Деталь №1-  250 шт., расценка – 15 руб./шт., деталь №2 – 552 шт. расценка 10 руб./шт. </text:p>
      <text:p text:style-name="P38">Решение</text:p>
      <text:p text:style-name="P20"><text:span text:style-name="T14">Зсд = <text:s text:c="2"/>∑Рсд</text:span><text:span text:style-name="T17">i</text:span><text:span text:style-name="T14"> * </text:span><text:span text:style-name="T17">Qi </text:span><text:span text:style-name="T18">= 250*15+552*10 = 9270 </text:span><text:span text:style-name="T19">руб.</text:span></text:p>
      <text:p text:style-name="P39"/>
      <text:p text:style-name="P43">Задача 2</text:p>
      <text:p text:style-name="P21"><text:span text:style-name="T31">Рассчитайте сдельно-премиальную заработную плату основного производственного рабочего с учётом районной надбавки (Нрн). П</text:span>рямая сдельная з/плата – 9270 руб.; размер премии (%пр) – 45%; районный коэффициент (Крн) – 0,15.</text:p>
      <text:list xml:id="list25477454" text:style-name="WWNum3">
        <text:list-item>
          <text:p text:style-name="P30"><text:span text:style-name="T10">Пр = Зсд * %пр / 100% </text:span><text:span text:style-name="T11">= 9270 * 0.45 = 4171.5</text:span></text:p>
        </text:list-item>
        <text:list-item>
          <text:p text:style-name="P30"><text:span text:style-name="T10">Зсд-пр. <text:s/>= <text:s/>Зсд <text:s/>+ <text:s/>Пр </text:span><text:span text:style-name="T11">= 9270 + 4171.5 = 13441.5</text:span></text:p>
        </text:list-item>
        <text:list-item>
          <text:p text:style-name="P32">Нрн = Зсд.пр. * Крн <text:s/><text:span text:style-name="T30">= 13441.5 * 0.15 = 2016.225</text:span></text:p>
        </text:list-item>
        <text:list-item>
          <text:p text:style-name="P32">Сдельно-премиальная заработная плата с учётом районной надбавки </text:p>
        </text:list-item>
      </text:list>
      <text:p text:style-name="P51"><text:s text:c="6"/>Знач. = Зсд.пр. + Нрн <text:span text:style-name="T30">= </text:span><text:span text:style-name="T11">13441.5 + 2016.225 = 15457.725 </text:span><text:span text:style-name="T12">руб.</text:span></text:p>
      <text:p text:style-name="P51"><text:span text:style-name="T25">В каких случаях применяется</text:span><text:span text:style-name="T26"> </text:span><text:span text:style-name="T25">районный коэффициент и северная надбавка?</text:span></text:p>
      <text:p text:style-name="P51"><text:span text:style-name="T37">Для тех, кто работает в районах Крайнего Севера и приравненных к ним местностях, оплата должна производиться с применением районных коэффициентов и северных надбавок к заработной плате.</text:span></text:p>
      <text:p text:style-name="P51"><text:span text:style-name="T38">Источник: Журнал «Главная книга»</text:span></text:p>
      <text:p text:style-name="P33"/>
      <text:p text:style-name="P49"><text:span text:style-name="T36">Зада</text:span>ча №4 стр. 17 (МУ к практическим занятиям)</text:p>
      <text:p text:style-name="P50"/>
      <text:list xml:id="list1363166684" text:style-name="WWNum2">
        <text:list-item>
          <text:p text:style-name="P35">Рабочий за месяц изготовил 350 деталей, выполнив <text:s/>норму на - 120 %.</text:p>
        </text:list-item>
      </text:list>
      <text:p text:style-name="P29">Сдельная расценка за деталь – 30 р./ед.прод. при норме 100% Оплата труда за изготовление продукции сверх нормы производится по расценкам, увеличенным в 1,5 раза.</text:p>
      <text:p text:style-name="List_20_Paragraph">Определить заработную плату рабочего при сдельно-прогрессивной системе оплаты труда.,</text:p>
      <text:p text:style-name="P28">Решение:</text:p>
      <text:p text:style-name="P28">Qпл = Q * 100% / (Вып-й процент от нормы) = 350 * 100 / 120 = 291.67 ( с окр. 292)</text:p>
      <text:p text:style-name="P28"><text:span text:style-name="T32">Q</text:span>св.пл. = Q — Qпл = 350-292 = 58.33 (с окр. Qпл = 58)</text:p>
      <text:p text:style-name="P14">Зсд-прог = <text:s text:c="2"/><text:span text:style-name="T32">Q</text:span>пл. * Рсд. пл. + <text:s text:c="3"/><text:span text:style-name="T32">Q</text:span>св.пл. * Рсд-прог = 391.66*30 + 58.33 * 45 = 14374.65 <text:s/><text:span text:style-name="T35">с</text:span>(с окр. Qпл = 14370 <text:span text:style-name="T35">руб.</text:span>)</text:p>
      <text:p text:style-name="P14"/>
      <text:p text:style-name="P44">Задача 3</text:p>
      <text:p text:style-name="P22">Необходимо рассчитать косвенно-сдельную з/плату слесаря ремонтника за месяц, обслуживающего штамповочный участок.</text:p>
      <text:p text:style-name="P22">Исходные данные: рабочими-сдельщиками участка произведено за месяц 39650 деталей. Косвенно-сдельная расценка слесаря-ремонтника составляет 0,25 руб.</text:p>
      <text:p text:style-name="P22"><text:span text:style-name="T29"><text:s/>Решение</text:span> </text:p>
      <text:p text:style-name="P15"><text:soft-page-break/>Зк-сд = <text:s text:c="2"/><text:span text:style-name="T32">Q</text:span> * Рк-сд <text:s/><text:span text:style-name="T33">= 39650 * 0.25 = 9912.5</text:span></text:p>
      <text:p text:style-name="P15"/>
      <text:p text:style-name="P27"><text:span text:style-name="T27">Задача </text:span><text:span text:style-name="T28">4</text:span></text:p>
      <text:p text:style-name="P16">Рассчитать з/плату кладовщика 3-го разряда за месяц.</text:p>
      <text:p text:style-name="P16">Исходные данные: отработано 18 смен, продолжительность смены 8 час., ЧТС3р. – 39,5 руб.</text:p>
      <text:p text:style-name="P34">Решение <text:s text:c="3"/></text:p>
      <text:p text:style-name="P24">Зчтс = ЧТС<text:span text:style-name="T32">n</text:span> * Тф <text:span text:style-name="T35">= 39.5 * (8*18) = 5688 руб.</text:span></text:p>
      <text:p text:style-name="P40"/>
      <text:p text:style-name="P45">Задача 5</text:p>
      <text:p text:style-name="Standard">Рассчитать з/плату инженера за месяц.</text:p>
      <text:p text:style-name="Standard">Исходные данные: должностной оклад 45000 руб. время работы по графику 21 смена (в месяц), продолжительность смены 8 час., фактически отработано 18 смен.</text:p>
      <text:p text:style-name="Standard"/>
      <text:p text:style-name="P18">Решение:</text:p>
      <text:p text:style-name="P18">Зо = Омес * Тф / Траб = <text:s/>45000 * 18 / 21 = 38571.43 руб.</text:p>
      <text:p text:style-name="P18"/>
      <text:p text:style-name="P45">Задача 6</text:p>
      <text:p text:style-name="P17">Необходимо рассчитать повременно-премиальную з/плату <text:s/>инженера .</text:p>
      <text:p text:style-name="P18">Исходные данные: <text:span text:style-name="T34">см. условие зад. 5</text:span>, премия <text:s/>инженера 40 %, налог на доход физического лица (НДФЛ) – 13 %, удерживается из начисленной з/платы (поступает в бюджет). Рассчитать налог на доход физического лица (НДФЛ).</text:p>
      <text:p text:style-name="P18"/>
      <text:p text:style-name="P18">Решение</text:p>
      <text:p text:style-name="P18"/>
      <text:list xml:id="list131747953873167" text:continue-list="list25477454" text:style-name="WWNum3">
        <text:list-item>
          <text:p text:style-name="P31"><text:span text:style-name="T10">Пр = Зсд * %пр / 100% </text:span><text:span text:style-name="T11">= <text:s/>45000 * </text:span><text:span text:style-name="T13">0.4 = </text:span><text:span text:style-name="T11">45000 * </text:span><text:span text:style-name="T13">0.4 = 18000</text:span></text:p>
        </text:list-item>
        <text:list-item>
          <text:p text:style-name="P31"><text:span text:style-name="T10">Зсд-пр. <text:s/>= <text:s/>Зсд <text:s/>+ <text:s/>Пр </text:span><text:span text:style-name="T11">= </text:span><text:span text:style-name="T13">45000 + 18000 = 63000</text:span></text:p>
        </text:list-item>
        <text:list-item>
          <text:p text:style-name="P41"><text:span text:style-name="T10">НДФЛ </text:span><text:span text:style-name="T13">= Зсд-пр. * НДФЛпр%/100% = 63000 * 0.13 = 8190 руб.</text:span></text:p>
        </text:list-item>
      </text:list>
      <text:p text:style-name="P19"/>
      <text:p text:style-name="P47"/>
      <text:p text:style-name="P46">Задача 7</text:p>
      <text:p text:style-name="P23">Необходимо рассчитать плановый ФОТ <text:span text:style-name="T34">за год</text:span> сборочного участка <text:span text:style-name="T34">методом прямого счёта</text:span>. <text:span text:style-name="T34">Планируют среднюю з/плату с доплатами и начислениями за месяц</text:span> одного производственного рабочего в размере 18260 руб., вспомогательного рабочего – 9820 руб. В штатном расписании цеха на сборочном участке утверждён старший мастер и два сменных мастера со средней з/платой <text:s/>соответственно 19500 руб. и 16800 руб. Численность основных производственных рабочих – 36 чел.; численность вспомогательных рабочих – 10 чел. <text:s text:c="2"/></text:p>
      <text:p text:style-name="P48">Чср = (36 + 10 + 1 + 2) / 4 = 12.25 чел.</text:p>
      <text:p text:style-name="P48">Зср = (36*18260 + 10* 9820 + 1* 19500 + 2* 16800) / 49 = 16503.27 <text:s/>руб./чел.</text:p>
      <text:p text:style-name="P48">ФОТ = Чср * Зср = 12.25 <text:s/>* <text:s text:c="2"/>16503.27 = 202165 руб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1" svg:font-family="'Times New Roman'" style:font-family-generic="roman"/>
    <style:font-face style:name="TimesNew Roman" svg:font-family="'Times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0.5in" fo:margin-right="0in" fo:margin-top="0.1945in" fo:margin-bottom="0.1945in" loext:contextual-spacing="false" fo:text-indent="0in" style:auto-text-indent="false">
        <style:tab-stops>
          <style:tab-stop style:position="0.5in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in" fo:margin-right="0in" fo:margin-top="0in" fo:margin-bottom="0in" loext:contextual-spacing="true" fo:line-height="130%" fo:text-align="justify" style:justify-single-word="false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2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0.4307in" fo:border="none" style:writing-mode="lr-tb"/>
      <style:text-properties fo:color="#000000" style:font-name="Helvetica" fo:font-family="Helvetica" style:font-family-generic="roman" style:font-pitch="variable" style:font-name-asian="Times New Roman2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1929in" fo:text-align="justify" style:justify-single-word="false" fo:orphans="0" fo:widows="0" fo:padding="0.4307in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2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 style:rfc-language-tag-asian="x-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mes_5f_12_5f_Italic" style:display-name="Times_12_Italic" style:family="paragraph" style:parent-style-name="Standard">
      <style:paragraph-properties fo:margin-top="0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style:use-window-font-color="true" style:font-name="Times New Roman1" fo:font-family="'Times New Roman'" style:font-family-generic="roman" fo:font-size="12pt" fo:font-style="italic" officeooo:rsid="0240c2b4" style:font-size-asian="12pt" style:font-style-asian="italic" style:font-size-complex="12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mjx-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3839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035in" fo:margin-left="0in" fo:margin-right="0in" fo:margin-top="0.363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65</meta:editing-cycles>
    <meta:print-date>2019-10-17T23:21:00</meta:print-date>
    <meta:creation-date>2019-10-03T12:55:00</meta:creation-date>
    <dc:date>2020-04-25T13:17:46.106970569</dc:date>
    <meta:editing-duration>PT10H6M34S</meta:editing-duration>
    <meta:generator>LibreOffice/6.0.7.3$Linux_X86_64 LibreOffice_project/00m0$Build-3</meta:generator>
    <meta:document-statistic meta:table-count="1" meta:image-count="0" meta:object-count="0" meta:page-count="3" meta:paragraph-count="66" meta:word-count="625" meta:character-count="3871" meta:non-whitespace-character-count="3252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